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ssionCookieConfig.isHttp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setComment( @ Nullable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setDomain( @ Nullable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setName( @ Null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setSecure( boolean 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setHttpOnly( boolean http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set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ockSessionCookieConfig.setMaxAge( int max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get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setPath( @ Nullable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ssionCookie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